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1.321cm"/>
    </style:style>
    <style:style style:name="co8" style:family="table-column">
      <style:table-column-properties fo:break-before="auto" style:column-width="7.437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14.956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66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99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WebServi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21" table:default-cell-style-name="Default"/>
        <table:table-row table:style-name="ro4">
          <table:table-cell table:style-name="ce2" office:value-type="string">
            <text:p>Screen Name With Field</text:p>
          </table:table-cell>
          <table:table-cell table:style-name="ce2" office:value-type="string">
            <text:p>Web Service Name</text:p>
          </table:table-cell>
          <table:table-cell table:style-name="ce2" office:value-type="string">
            <text:p><text:s/>Parameter </text:p>
          </table:table-cell>
          <table:table-cell table:style-name="ce2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email,passwor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ster</text:p>
          </table:table-cell>
          <table:table-cell office:value-type="string">
            <text:p>register</text:p>
          </table:table-cell>
          <table:table-cell office:value-type="string">
            <text:p>email, password, company_name, comp_reg_number, company_type, country_comp_reg_i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Cards(card)</text:p>
          </table:table-cell>
          <table:table-cell office:value-type="string">
            <text:p>card_categor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ds(Type)</text:p>
          </table:table-cell>
          <table:table-cell office:value-type="string">
            <text:p>card_typ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Cards(Category Preference)</text:p>
          </table:table-cell>
          <table:table-cell office:value-type="string">
            <text:p>card_detail</text:p>
          </table:table-cell>
          <table:table-cell office:value-type="string">
            <text:p>card_type_tit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ds(Add Cards)</text:p>
          </table:table-cell>
          <table:table-cell office:value-type="string">
            <text:p>save_user_profile</text:p>
          </table:table-cell>
          <table:table-cell office:value-type="string">
            <text:p>user_id, email, gender, ageGroup, maritalStatus, children, card_cat, card_type, childAgeGroup, friendsEmail, cards, categoryPreference, alert, alert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tegory(Category Preference)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">
          <table:table-cell office:value-type="string">
            <text:p>Home(top Viewpager)</text:p>
          </table:table-cell>
          <table:table-cell office:value-type="string">
            <text:p>adver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me(Middel Viewpager)</text:p>
          </table:table-cell>
          <table:table-cell office:value-type="string">
            <text:p>todayspecia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me(Bottom Viewpager)</text:p>
          </table:table-cell>
          <table:table-cell office:value-type="string">
            <text:p>premiumoff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me(Middel Viewpager) Click-&gt;Category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me(Middel Viewpager) Click-&gt;Card</text:p>
          </table:table-cell>
          <table:table-cell office:value-type="string">
            <text:p>card_typ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me(Middel Viewpager) Click-&gt;Loc</text:p>
          </table:table-cell>
          <table:table-cell office:value-type="string">
            <text:p>get_user_location</text:p>
          </table:table-cell>
          <table:table-cell office:value-type="string">
            <text:p>user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keyword, category, card, loca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pping List(Edit List)</text:p>
          </table:table-cell>
          <table:table-cell office:value-type="string">
            <text:p>get_shopping_list</text:p>
          </table:table-cell>
          <table:table-cell office:value-type="string">
            <text:p>user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pping List(Share Shopping)</text:p>
          </table:table-cell>
          <table:table-cell office:value-type="string">
            <text:p>share_shopping_list</text:p>
          </table:table-cell>
          <table:table-cell office:value-type="string">
            <text:p>list_id, email_i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pping List(Add New List)</text:p>
          </table:table-cell>
          <table:table-cell office:value-type="string">
            <text:p>save_shopping_list</text:p>
          </table:table-cell>
          <table:table-cell office:value-type="string">
            <text:p>user_id, list_name, list, list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lete ShoppingList</text:p>
          </table:table-cell>
          <table:table-cell office:value-type="string">
            <text:p>delete_list</text:p>
          </table:table-cell>
          <table:table-cell office:value-type="string">
            <text:p>user_id, list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(Dialog add)</text:p>
          </table:table-cell>
          <table:table-cell office:value-type="string">
            <text:p>save_user_location</text:p>
          </table:table-cell>
          <table:table-cell office:value-type="string">
            <text:p>user_id, location_name, latitude, longitud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it Location</text:p>
          </table:table-cell>
          <table:table-cell office:value-type="string">
            <text:p>get_user_location</text:p>
          </table:table-cell>
          <table:table-cell office:value-type="string">
            <text:p>user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lete Location</text:p>
          </table:table-cell>
          <table:table-cell office:value-type="string">
            <text:p>delete_user_location</text:p>
          </table:table-cell>
          <table:table-cell office:value-type="string">
            <text:p>user_id, location_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code</text:p>
          </table:table-cell>
          <table:table-cell office:value-type="string">
            <text:p>barcode_listing</text:p>
          </table:table-cell>
          <table:table-cell office:value-type="string">
            <text:p>account_id, account_typ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it Profile</text:p>
          </table:table-cell>
          <table:table-cell office:value-type="string">
            <text:p>get_user_profile</text:p>
          </table:table-cell>
          <table:table-cell office:value-type="string">
            <text:p>user_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orgot Password</text:p>
          </table:table-cell>
          <table:table-cell office:value-type="string">
            <text:p>forgot_password</text:p>
          </table:table-cell>
          <table:table-cell office:value-type="string">
            <text:p>emai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nge Password</text:p>
          </table:table-cell>
          <table:table-cell office:value-type="string">
            <text:p>change_password</text:p>
          </table:table-cell>
          <table:table-cell office:value-type="string">
            <text:p>email, new_password</text:p>
          </table:table-cell>
          <table:table-cell table:number-columns-repeated="1021"/>
        </table:table-row>
      </table:table>
      <table:table table:name="Requiremen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20" table:default-cell-style-name="Default"/>
        <table:table-row table:style-name="ro3">
          <table:table-cell table:style-name="ce3" office:value-type="string">
            <text:p>Web Service Name</text:p>
          </table:table-cell>
          <table:table-cell table:style-name="ce3"/>
          <table:table-cell table:style-name="ce3" office:value-type="string">
            <text:p>Screen</text:p>
          </table:table-cell>
          <table:table-cell table:style-name="ce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dvert</text:p>
          </table:table-cell>
          <table:table-cell office:value-type="string">
            <text:p>required image url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office:value-type="string">
            <text:p>premiumoffers</text:p>
          </table:table-cell>
          <table:table-cell office:value-type="string">
            <text:p>required image url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office:value-type="string">
            <text:p>card_detail.php</text:p>
          </table:table-cell>
          <table:table-cell office:value-type="string">
            <text:p>required parameter to pass “card_type_title”</text:p>
          </table:table-cell>
          <table:table-cell office:value-type="string">
            <text:p>Cards</text:p>
          </table:table-cell>
          <table:table-cell office:value-type="string">
            <text:p>NOTE: According to “card_type_title” fetch data comparing from card_detail.php webservic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nge Webservice Is not Availabale</text:p>
          </table:table-cell>
          <table:table-cell office:value-type="string">
            <text:p>Locatio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otum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1:06:06.50</meta:creation-date>
    <dc:date>2015-08-31T15:03:16</dc:date>
    <meta:editing-duration>PT5H59M45S</meta:editing-duration>
    <meta:editing-cycles>26</meta:editing-cycles>
    <meta:generator>LibreOffice/3.5$Linux_x86 LibreOffice_project/350m1$Build-2</meta:generator>
    <dc:creator>user21 </dc:creator>
    <meta:document-statistic meta:table-count="2" meta:cell-count="84" meta:object-count="0"/>
  </office:meta>
</office:document-meta>
</file>